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1c5" officeooo:paragraph-rsid="000591c5"/>
    </style:style>
    <style:style style:name="P2" style:family="paragraph" style:parent-style-name="Standard">
      <style:text-properties fo:font-style="italic" officeooo:rsid="000656bc" officeooo:paragraph-rsid="000656bc" style:font-style-asian="italic" style:font-style-complex="italic"/>
    </style:style>
    <style:style style:name="P3" style:family="paragraph" style:parent-style-name="Standard">
      <style:text-properties fo:font-style="italic" fo:font-weight="bold" officeooo:rsid="000656bc" officeooo:paragraph-rsid="000656b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219838" officeooo:paragraph-rsid="00219838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normal" officeooo:rsid="000656bc" officeooo:paragraph-rsid="000656b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6e61b" officeooo:paragraph-rsid="0006e61b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aa82c" officeooo:paragraph-rsid="000aa82c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72308" officeooo:paragraph-rsid="0017230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06e61b" officeooo:paragraph-rsid="0006e61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8e96" officeooo:paragraph-rsid="00088e9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93881" officeooo:paragraph-rsid="0009388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a417f" officeooo:paragraph-rsid="000a417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aa82c" officeooo:paragraph-rsid="000aa82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ba666" officeooo:paragraph-rsid="000ba66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bcb00" officeooo:paragraph-rsid="000bcb0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e3f80" officeooo:paragraph-rsid="000e3f8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f845c" officeooo:paragraph-rsid="000f845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f845c" officeooo:paragraph-rsid="0011508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f845c" officeooo:paragraph-rsid="00132e2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f845c" officeooo:paragraph-rsid="001435f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15087" officeooo:paragraph-rsid="0011508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15087" officeooo:paragraph-rsid="00132e2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15087" officeooo:paragraph-rsid="001435f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72308" officeooo:paragraph-rsid="0017230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8d86b" officeooo:paragraph-rsid="0018d86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a2a9d" officeooo:paragraph-rsid="001a2a9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19838" officeooo:paragraph-rsid="0021983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262d1" officeooo:paragraph-rsid="002262d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262d1" officeooo:paragraph-rsid="003056d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2b2e5" officeooo:paragraph-rsid="0022b2e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39a86" officeooo:paragraph-rsid="00239a8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39a86" officeooo:paragraph-rsid="003056d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45e67" officeooo:paragraph-rsid="00245e6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64568" officeooo:paragraph-rsid="003056d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bold" officeooo:rsid="0006e61b" officeooo:paragraph-rsid="0006e61b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088e96" officeooo:paragraph-rsid="00088e96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0a417f" officeooo:paragraph-rsid="000a417f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0aa82c" officeooo:paragraph-rsid="000aa82c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0c7866" officeooo:paragraph-rsid="000c7866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0f845c" officeooo:paragraph-rsid="000f845c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0f845c" officeooo:paragraph-rsid="00115087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115087" officeooo:paragraph-rsid="00115087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132e22" officeooo:paragraph-rsid="00132e22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1435fe" officeooo:paragraph-rsid="001435fe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172308" officeooo:paragraph-rsid="00172308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18d86b" officeooo:paragraph-rsid="0018d86b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1dc0f4" officeooo:paragraph-rsid="001dc0f4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2262d1" officeooo:paragraph-rsid="002262d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2262d1" officeooo:paragraph-rsid="003056d4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22b2e5" officeooo:paragraph-rsid="0022b2e5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245e67" officeooo:paragraph-rsid="00245e67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break-before="page"/>
      <style:text-properties fo:font-style="normal" fo:font-weight="normal" officeooo:rsid="00093881" officeooo:paragraph-rsid="00093881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break-before="page"/>
      <style:text-properties fo:font-style="normal" fo:font-weight="bold" officeooo:rsid="00115087" officeooo:paragraph-rsid="00115087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tyle="normal" fo:font-weight="bold" officeooo:rsid="001dc0f4" officeooo:paragraph-rsid="001dc0f4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656b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b179" style:font-style-asian="normal" style:font-style-complex="normal"/>
    </style:style>
    <style:style style:name="T6" style:family="text">
      <style:text-properties fo:font-style="normal" fo:font-weight="normal" officeooo:rsid="002262d1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cb00" style:font-weight-asian="normal" style:font-weight-complex="normal"/>
    </style:style>
    <style:style style:name="T9" style:family="text">
      <style:text-properties fo:font-weight="normal" officeooo:rsid="002b135e" style:font-weight-asian="normal" style:font-weight-complex="normal"/>
    </style:style>
    <style:style style:name="T10" style:family="text">
      <style:text-properties fo:font-weight="normal" officeooo:rsid="002c2123" style:font-weight-asian="normal" style:font-weight-complex="normal"/>
    </style:style>
    <style:style style:name="T11" style:family="text">
      <style:text-properties fo:font-weight="normal" officeooo:rsid="002d9972" style:font-weight-asian="normal" style:font-weight-complex="normal"/>
    </style:style>
    <style:style style:name="T12" style:family="text">
      <style:text-properties officeooo:rsid="000f845c"/>
    </style:style>
    <style:style style:name="T13" style:family="text">
      <style:text-properties officeooo:rsid="00115087"/>
    </style:style>
    <style:style style:name="T14" style:family="text">
      <style:text-properties officeooo:rsid="00132e22"/>
    </style:style>
    <style:style style:name="T15" style:family="text">
      <style:text-properties officeooo:rsid="001435fe"/>
    </style:style>
    <style:style style:name="T16" style:family="text">
      <style:text-properties officeooo:rsid="001bb93b"/>
    </style:style>
    <style:style style:name="T17" style:family="text">
      <style:text-properties officeooo:rsid="001e1961"/>
    </style:style>
    <style:style style:name="T18" style:family="text">
      <style:text-properties officeooo:rsid="00264568"/>
    </style:style>
    <style:style style:name="T19" style:family="text">
      <style:text-properties officeooo:rsid="0027feb1"/>
    </style:style>
    <style:style style:name="T20" style:family="text">
      <style:text-properties officeooo:rsid="002869d3"/>
    </style:style>
    <style:style style:name="T21" style:family="text">
      <style:text-properties officeooo:rsid="003056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 5<text:span text:style-name="T1">th</text:span> 2021</text:p>
      <text:p text:style-name="P1"/>
      <text:p text:style-name="P1">These will be cards found in conquer.LIVE</text:p>
      <text:p text:style-name="P1">Any values in [brackets] are subject to change.</text:p>
      <text:p text:style-name="P1">These cards will represent placeable units and structures, resources, and consumables/effects</text:p>
      <text:p text:style-name="P1">Their aspects will include:</text:p>
      <text:p text:style-name="P1">- Source: A value that represents where the card originates</text:p>
      <text:p text:style-name="P1">- Type: The category the card belongs to; one of resource, unit, structure, effect</text:p>
      <text:p text:style-name="P1">- <text:span text:style-name="T3">Use: What the card does</text:span></text:p>
      <text:p text:style-name="P1">- <text:span text:style-name="T3">Size: How many inventory slots the card will consume when carried by a unit</text:span></text:p>
      <text:p text:style-name="P1"/>
      <text:p text:style-name="P2">Resources</text:p>
      <text:p text:style-name="P3"><text:span text:style-name="T4">Wood</text:span></text:p>
      <text:p text:style-name="P5"><text:span text:style-name="T4">An early game resource</text:span></text:p>
      <text:p text:style-name="P5"><text:span text:style-name="T4">Source: Forest and Dense Forest tiles</text:span></text:p>
      <text:p text:style-name="P5"><text:span text:style-name="T4">Type: Resource</text:span></text:p>
      <text:p text:style-name="P5"><text:span text:style-name="T4">Use: see recipes</text:span></text:p>
      <text:p text:style-name="P5"><text:span text:style-name="T4">Size: 1</text:span></text:p>
      <text:p text:style-name="P5"><text:span text:style-name="T4"/></text:p>
      <text:p text:style-name="P3"><text:span text:style-name="T4">Stone</text:span></text:p>
      <text:p text:style-name="P5"><text:span text:style-name="T4">An early game resource</text:span></text:p>
      <text:p text:style-name="P5"><text:span text:style-name="T4">Source: Forest and Hills tiles</text:span></text:p>
      <text:p text:style-name="P5"><text:span text:style-name="T4">Type: Resource</text:span></text:p>
      <text:p text:style-name="P5"><text:span text:style-name="T4">Use: see recipes</text:span></text:p>
      <text:p text:style-name="P5"><text:span text:style-name="T4">Size: 1</text:span></text:p>
      <text:p text:style-name="P5"><text:span text:style-name="T4"/></text:p>
      <text:p text:style-name="P3"><text:span text:style-name="T4">Iron</text:span></text:p>
      <text:p text:style-name="P5"><text:span text:style-name="T4">A mid game resource</text:span></text:p>
      <text:p text:style-name="P5"><text:span text:style-name="T4">Source: Mountains, </text:span><text:span text:style-name="T5">Hills</text:span><text:span text:style-name="T4"> tiles</text:span></text:p>
      <text:p text:style-name="P5"><text:span text:style-name="T4">Type: Resource</text:span></text:p>
      <text:p text:style-name="P5"><text:span text:style-name="T4">Use: see recipes</text:span></text:p>
      <text:p text:style-name="P5"><text:span text:style-name="T4">Size: 1</text:span></text:p>
      <text:p text:style-name="P5"><text:span text:style-name="T4"/></text:p>
      <text:p text:style-name="P5"><text:span text:style-name="T4"/></text:p>
      <text:p text:style-name="P6">Structures</text:p>
      <text:p text:style-name="P35">Bridge</text:p>
      <text:p text:style-name="P9">Used to move over water tiles</text:p>
      <text:p text:style-name="P9">Source: Mill</text:p>
      <text:p text:style-name="P9">Type: Structure</text:p>
      <text:p text:style-name="P9">Use: Can be consumed to place a Bridge structure in an adjacent tile, as long as the tile directly following the target tile is not a water tile; this includes water tiles with bridges on them</text:p>
      <text:p text:style-name="P9">Size: 2</text:p>
      <text:p text:style-name="P9"/>
      <text:p text:style-name="P36">Long bridge</text:p>
      <text:p text:style-name="P10">Used to move over multiple water tiles</text:p>
      <text:p text:style-name="P10">Source: Mill</text:p>
      <text:p text:style-name="P10">Type: Structure</text:p>
      <text:p text:style-name="P10">Use: Can be consumed to place a Long Bridge structure in an adjacent tile and the tile directly following it, as long as the third tile is not a water tile; as above</text:p>
      <text:p text:style-name="P11">Size: 3</text:p>
      <text:p text:style-name="P11"/>
      <text:p text:style-name="P52"/>
      <text:p text:style-name="P37">Workshop</text:p>
      <text:p text:style-name="P37"><text:span text:style-name="T7">Used to enhance a </text:span><text:span text:style-name="T8">Worker</text:span><text:span text:style-name="T7">’s ability</text:span></text:p>
      <text:p text:style-name="P37"><text:span text:style-name="T7">Source: </text:span><text:span text:style-name="T8">Worker</text:span></text:p>
      <text:p text:style-name="P37"><text:span text:style-name="T7">Type: Structure</text:span></text:p>
      <text:p text:style-name="P37"><text:span text:style-name="T7">Use: Can be consumed to place a Workshop structure on the current tile. Cannot be used on a Beach or Desert tile</text:span></text:p>
      <text:p text:style-name="P37"><text:span text:style-name="T7">Size: 2</text:span></text:p>
      <text:p text:style-name="P37"><text:span text:style-name="T7"/></text:p>
      <text:p text:style-name="P37">Barracks</text:p>
      <text:p text:style-name="P12">As workshop</text:p>
      <text:p text:style-name="P12">...</text:p>
      <text:p text:style-name="P12">Size: 3</text:p>
      <text:p text:style-name="P12"/>
      <text:p text:style-name="P37">Settlement</text:p>
      <text:p text:style-name="P12">As workshop</text:p>
      <text:p text:style-name="P12">…</text:p>
      <text:p text:style-name="P12">Size: 3</text:p>
      <text:p text:style-name="P12"/>
      <text:p text:style-name="P37">Borough</text:p>
      <text:p text:style-name="P12">As workshop</text:p>
      <text:p text:style-name="P12">…</text:p>
      <text:p text:style-name="P12">Size: 2</text:p>
      <text:p text:style-name="P12"/>
      <text:p text:style-name="P12"/>
      <text:p text:style-name="P7">Units</text:p>
      <text:p text:style-name="P38">Scout</text:p>
      <text:p text:style-name="P13">Early game <text:span text:style-name="T12">support and exploration</text:span> unit</text:p>
      <text:p text:style-name="P13">Source: Conqueror, Settlement</text:p>
      <text:p text:style-name="P13">Type: Unit</text:p>
      <text:p text:style-name="P13">Use: Can be consumed to place a Scout unit on the current tile, as long as the Occupancy limit allows it</text:p>
      <text:p text:style-name="P14">Size: 1</text:p>
      <text:p text:style-name="P14"/>
      <text:p text:style-name="P39">Worker</text:p>
      <text:p text:style-name="P15">Support unit</text:p>
      <text:p text:style-name="P15">Source: Settlement</text:p>
      <text:p text:style-name="P16">Type: Unit</text:p>
      <text:p text:style-name="P16">Use: as scout</text:p>
      <text:p text:style-name="P16">Size: 2</text:p>
      <text:p text:style-name="P16"/>
      <text:p text:style-name="P40">Warrior</text:p>
      <text:p text:style-name="P17">Soldier unit</text:p>
      <text:p text:style-name="P21">Source: Barracks</text:p>
      <text:p text:style-name="P21">Type: Unit</text:p>
      <text:p text:style-name="P21">Use: as scout</text:p>
      <text:p text:style-name="P21">Size: 2</text:p>
      <text:p text:style-name="P21"/>
      <text:p text:style-name="P41"/>
      <text:p text:style-name="P53">Archer</text:p>
      <text:p text:style-name="P18">Soldier unit</text:p>
      <text:p text:style-name="P21">Source: Barracks</text:p>
      <text:p text:style-name="P21">Type: Unit</text:p>
      <text:p text:style-name="P21">Use: as scout</text:p>
      <text:p text:style-name="P21">Size: 2</text:p>
      <text:p text:style-name="P21"/>
      <text:p text:style-name="P41"><text:span text:style-name="T13">Primal </text:span>Warrior</text:p>
      <text:p text:style-name="P18">Soldier unit</text:p>
      <text:p text:style-name="P21">Source: Dense Forest, <text:span text:style-name="T17">Hills</text:span></text:p>
      <text:p text:style-name="P21">Type: Unit</text:p>
      <text:p text:style-name="P21">Use: as scout</text:p>
      <text:p text:style-name="P21">Size: 2</text:p>
      <text:p text:style-name="P41"/>
      <text:p text:style-name="P42">Primal Archer</text:p>
      <text:p text:style-name="P18">Soldier unit</text:p>
      <text:p text:style-name="P21">Source: Dense Forest</text:p>
      <text:p text:style-name="P21">Type: Unit</text:p>
      <text:p text:style-name="P21">Use: as scout</text:p>
      <text:p text:style-name="P21">Size: 2</text:p>
      <text:p text:style-name="P21"/>
      <text:p text:style-name="P43">Troll</text:p>
      <text:p text:style-name="P19">Soldier unit, <text:span text:style-name="T14">difficult to acquire</text:span></text:p>
      <text:p text:style-name="P22">Source: <text:span text:style-name="T14">Mountains</text:span></text:p>
      <text:p text:style-name="P22">Type: Unit</text:p>
      <text:p text:style-name="P22">Use: as scout</text:p>
      <text:p text:style-name="P22">Size: <text:span text:style-name="T14">3</text:span></text:p>
      <text:p text:style-name="P22"/>
      <text:p text:style-name="P44">Desert Nomad</text:p>
      <text:p text:style-name="P20">S<text:span text:style-name="T15">upport</text:span> unit</text:p>
      <text:p text:style-name="P23">Source: <text:span text:style-name="T15">Desert</text:span></text:p>
      <text:p text:style-name="P23">Type: Unit</text:p>
      <text:p text:style-name="P23">Use: as scout</text:p>
      <text:p text:style-name="P23">Size: 2</text:p>
      <text:p text:style-name="P23"/>
      <text:p text:style-name="P23"/>
      <text:p text:style-name="P8">Effects / Consumables</text:p>
      <text:p text:style-name="P45">Rations</text:p>
      <text:p text:style-name="P24">Used to heal multiple units a small amount</text:p>
      <text:p text:style-name="P24">Source: Beach, Forest</text:p>
      <text:p text:style-name="P24">Type: Effect</text:p>
      <text:p text:style-name="P24">Use: Can consume to heal 1 health back to every friendly unit on the tile</text:p>
      <text:p text:style-name="P25">Size: 1</text:p>
      <text:p text:style-name="P24"/>
      <text:p text:style-name="P46">Golden Apple</text:p>
      <text:p text:style-name="P25">Used to heal a single unit to full health, <text:span text:style-name="T16">few source tiles</text:span></text:p>
      <text:p text:style-name="P26">Source: Oasis</text:p>
      <text:p text:style-name="P26">Type: Effect</text:p>
      <text:p text:style-name="P26">Use: Can consume to heal the carrying unit to full health</text:p>
      <text:p text:style-name="P26">Size: 1</text:p>
      <text:p text:style-name="P26"/>
      <text:p text:style-name="P26"/>
      <text:p text:style-name="P54">Relic</text:p>
      <text:p text:style-name="P47"><text:span text:style-name="T7">Can be used by the Conqueror unit to gain victory points</text:span></text:p>
      <text:p text:style-name="P47"><text:span text:style-name="T7">Source: Several, low percentage roll</text:span></text:p>
      <text:p text:style-name="P47"><text:span text:style-name="T7">Type: Effect</text:span></text:p>
      <text:p text:style-name="P47"><text:span text:style-name="T7">Use: Can be consumed to gain 1 victory point; only usable by Conqueror</text:span></text:p>
      <text:p text:style-name="P47"><text:span text:style-name="T7"/></text:p>
      <text:p text:style-name="P47"><text:span text:style-name="T7"/></text:p>
      <text:p text:style-name="P4">Resource Recipes</text:p>
      <text:p text:style-name="P27">These are recipes that can be activated by Workers to create new cards</text:p>
      <text:p text:style-name="P27"/>
      <text:p text:style-name="P48">Workshop</text:p>
      <text:p text:style-name="P28">1 Wood</text:p>
      <text:p text:style-name="P28">2 Stone</text:p>
      <text:p text:style-name="P28">“<text:span text:style-name="T21">Workshop/1:Wood,2:Stone”</text:span></text:p>
      <text:p text:style-name="P28"/>
      <text:p text:style-name="P48">Barracks</text:p>
      <text:p text:style-name="P48"><text:span text:style-name="T7">1 Wood</text:span></text:p>
      <text:p text:style-name="P49"><text:span text:style-name="T11">4</text:span><text:span text:style-name="T7"> Stone</text:span></text:p>
      <text:p text:style-name="P29"><text:span text:style-name="T7">“</text:span><text:span text:style-name="T21">Barracks/1:Wood,4:Stone”</text:span></text:p>
      <text:p text:style-name="P48"><text:span text:style-name="T7"/></text:p>
      <text:p text:style-name="P48">Settlement</text:p>
      <text:p text:style-name="P48"><text:span text:style-name="T9">3</text:span><text:span text:style-name="T7"> Wood</text:span></text:p>
      <text:p text:style-name="P49"><text:span text:style-name="T7">2 Stone</text:span></text:p>
      <text:p text:style-name="P29"><text:span text:style-name="T7">“</text:span><text:span text:style-name="T21">Settlement/3:Wood,2:Stone”</text:span></text:p>
      <text:p text:style-name="P48"><text:span text:style-name="T7"/></text:p>
      <text:p text:style-name="P50">Bridge</text:p>
      <text:p text:style-name="P30"><text:span text:style-name="T20">4</text:span> Wood</text:p>
      <text:p text:style-name="P30">1 Stone</text:p>
      <text:p text:style-name="P29">“<text:span text:style-name="T21">Bridge/4:Wood,1:Stone”</text:span></text:p>
      <text:p text:style-name="P30"/>
      <text:p text:style-name="P50">Long Bridge</text:p>
      <text:p text:style-name="P30">1 Bridge</text:p>
      <text:p text:style-name="P30">1 Wood</text:p>
      <text:p text:style-name="P32">1 Iron</text:p>
      <text:p text:style-name="P29">“<text:span text:style-name="T21">LongBridge/1:Bridge,1:Wood,1:Iron”</text:span></text:p>
      <text:p text:style-name="P31"/>
      <text:p text:style-name="P51">Borough</text:p>
      <text:p text:style-name="P33">1 Iron</text:p>
      <text:p text:style-name="P33"><text:span text:style-name="T18">1</text:span> Stone</text:p>
      <text:p text:style-name="P34">1 Wood</text:p>
      <text:p text:style-name="P29">“<text:span text:style-name="T21">Borough/1:Wood,1:Stone,1:Iron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5T11:39:22.318000000</dc:date>
    <meta:editing-duration>PT53M23S</meta:editing-duration>
    <meta:editing-cycles>41</meta:editing-cycles>
    <meta:document-statistic meta:table-count="0" meta:image-count="0" meta:object-count="0" meta:page-count="4" meta:paragraph-count="154" meta:word-count="563" meta:character-count="3170" meta:non-whitespace-character-count="2761"/>
  </office:meta>
</office:document-meta>
</file>